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757575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ext-properties fo:color="#757575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(alumno_aprobado)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2" table:default-cell-style-name="ce6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rendir_examen.jsp?REFRESH=1635816160677&amp;registrarAcceso=Realizar_Examen&amp;idExamen=91639754533&amp;tipoDisp=no-movil&amp;sistOp=Linux%20x86_64&amp;navegador=Safari</text:p>
          </table:table-cell>
          <table:table-cell office:value-type="float" office:value="10" calcext:value-type="float">
            <text:p>10</text:p>
          </table:table-cell>
          <table:table-cell office:value-type="float" office:value="3555" calcext:value-type="float">
            <text:p>3555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5357" calcext:value-type="float">
            <text:p>5357</text:p>
          </table:table-cell>
          <table:table-cell office:value-type="float" office:value="5913" calcext:value-type="float">
            <text:p>5913</text:p>
          </table:table-cell>
          <table:table-cell office:value-type="float" office:value="1635" calcext:value-type="float">
            <text:p>1635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100,000%</text:p>
          </table:table-cell>
          <table:table-cell office:value-type="float" office:value="0.20321" calcext:value-type="float">
            <text:p>0,20321</text:p>
          </table:table-cell>
          <table:table-cell office:value-type="float" office:value="964.48" calcext:value-type="float">
            <text:p>964,48</text:p>
          </table:table-cell>
          <table:table-cell office:value-type="float" office:value="9.47" calcext:value-type="float">
            <text:p>9,47</text:p>
          </table:table-cell>
        </table:table-row>
        <table:table-row table:style-name="ro1">
          <table:table-cell table:style-name="ce3" office:value-type="string" calcext:value-type="string">
            <text:p>ingreso al examen</text:p>
          </table:table-cell>
          <table:table-cell office:value-type="float" office:value="10" calcext:value-type="float">
            <text:p>10</text:p>
          </table:table-cell>
          <table:table-cell office:value-type="float" office:value="3555" calcext:value-type="float">
            <text:p>3555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5357" calcext:value-type="float">
            <text:p>5357</text:p>
          </table:table-cell>
          <table:table-cell office:value-type="float" office:value="5913" calcext:value-type="float">
            <text:p>5913</text:p>
          </table:table-cell>
          <table:table-cell office:value-type="float" office:value="1635" calcext:value-type="float">
            <text:p>1635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100,000%</text:p>
          </table:table-cell>
          <table:table-cell office:value-type="float" office:value="0.20303" calcext:value-type="float">
            <text:p>0,20303</text:p>
          </table:table-cell>
          <table:table-cell office:value-type="float" office:value="963.59" calcext:value-type="float">
            <text:p>963,59</text:p>
          </table:table-cell>
          <table:table-cell office:value-type="float" office:value="9.46" calcext:value-type="float">
            <text:p>9,46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jax_metodo_generico.jsp?idGuardandoEvaluacion=91639754533&amp;time1=01&amp;time2=59&amp;time3=4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,000%</text:p>
          </table:table-cell>
          <table:table-cell office:value-type="float" office:value="0.2228" calcext:value-type="float">
            <text:p>0,2228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ostrar_pregunta.jsp?RealizandoCuestionario=false&amp;idEvaluacion=91639754533&amp;nrosPreguntas=1-2-3&amp;tipoEvaluacion=Examen&amp;idExFin=91639762099&amp;ordenPregunta=2&amp;paso=2&amp;ES_ALUMNO_RINDIENDO=SI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,000%</text:p>
          </table:table-cell>
          <table:table-cell office:value-type="float" office:value="0.22299" calcext:value-type="float">
            <text:p>0,22299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actualizarSession.jsp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,000%</text:p>
          </table:table-cell>
          <table:table-cell office:value-type="float" office:value="0.44492" calcext:value-type="float">
            <text:p>0,44492</text:p>
          </table:table-cell>
          <table:table-cell office:value-type="float" office:value="0.11" calcext:value-type="float">
            <text:p>0,1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table:style-name="ce3" office:value-type="string" calcext:value-type="string">
            <text:p>1er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58" calcext:value-type="float">
            <text:p>258</text:p>
          </table:table-cell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,000%</text:p>
          </table:table-cell>
          <table:table-cell office:value-type="float" office:value="0.22224" calcext:value-type="float">
            <text:p>0,22224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jax_metodo_generico.jsp?idGuardandoEvaluacion=91639754533&amp;time1=01&amp;time2=59&amp;time3=2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,000%</text:p>
          </table:table-cell>
          <table:table-cell office:value-type="float" office:value="0.22328" calcext:value-type="float">
            <text:p>0,22328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ostrar_pregunta.jsp?RealizandoCuestionario=false&amp;idEvaluacion=91639754533&amp;nrosPreguntas=1-2-3&amp;tipoEvaluacion=Examen&amp;idExFin=91639762099&amp;ordenPregunta=3&amp;paso=3&amp;ES_ALUMNO_RINDIENDO=SI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,000%</text:p>
          </table:table-cell>
          <table:table-cell office:value-type="float" office:value="0.22336" calcext:value-type="float">
            <text:p>0,22336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style-name="ce3" office:value-type="string" calcext:value-type="string">
            <text:p>2da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163" calcext:value-type="float">
            <text:p>16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,000%</text:p>
          </table:table-cell>
          <table:table-cell office:value-type="float" office:value="0.22272" calcext:value-type="float">
            <text:p>0,22272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rendir_examen.jsp?REFRESH=1635816187167</text:p>
          </table:table-cell>
          <table:table-cell office:value-type="float" office:value="10" calcext:value-type="float">
            <text:p>10</text:p>
          </table:table-cell>
          <table:table-cell office:value-type="float" office:value="1371" calcext:value-type="float">
            <text:p>1371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2962" calcext:value-type="float">
            <text:p>2962</text:p>
          </table:table-cell>
          <table:table-cell office:value-type="float" office:value="934" calcext:value-type="float">
            <text:p>934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100,000%</text:p>
          </table:table-cell>
          <table:table-cell office:value-type="float" office:value="0.1415" calcext:value-type="float">
            <text:p>0,1415</text:p>
          </table:table-cell>
          <table:table-cell office:value-type="float" office:value="8.69" calcext:value-type="float">
            <text:p>8,69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string" calcext:value-type="string">
            <text:p>https://prueba.evelia.unrc.edu.ar/siat2Responsivo/archivos/idAula82927038087/evaluaciones/91639754533/ALUMNO3_DEMO_Doc99999003_Examen_entregaExamen_01-11-2021_22_24_00_p._m.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,000%</text:p>
          </table:table-cell>
          <table:table-cell office:value-type="float" office:value="0.14369" calcext:value-type="float">
            <text:p>0,14369</text:p>
          </table:table-cell>
          <table:table-cell office:value-type="float" office:value="0.75" calcext:value-type="float">
            <text:p>0,7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table:style-name="ce3" office:value-type="string" calcext:value-type="string">
            <text:p>3er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460" calcext:value-type="float">
            <text:p>1460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3054" calcext:value-type="float">
            <text:p>3054</text:p>
          </table:table-cell>
          <table:table-cell office:value-type="float" office:value="1019" calcext:value-type="float">
            <text:p>1019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100,000%</text:p>
          </table:table-cell>
          <table:table-cell office:value-type="float" office:value="0.12385" calcext:value-type="float">
            <text:p>0,12385</text:p>
          </table:table-cell>
          <table:table-cell office:value-type="float" office:value="8.25" calcext:value-type="float">
            <text:p>8,25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30" calcext:value-type="float">
            <text:p>130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office:value-type="float" office:value="2512" calcext:value-type="float">
            <text:p>2512</text:p>
          </table:table-cell>
          <table:table-cell office:value-type="float" office:value="4914" calcext:value-type="float">
            <text:p>4914</text:p>
          </table:table-cell>
          <table:table-cell office:value-type="float" office:value="5913" calcext:value-type="float">
            <text:p>5913</text:p>
          </table:table-cell>
          <table:table-cell office:value-type="float" office:value="39" calcext:value-type="float">
            <text:p>39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38,462%</text:p>
          </table:table-cell>
          <table:table-cell office:value-type="float" office:value="1.51724" calcext:value-type="float">
            <text:p>1,51724</text:p>
          </table:table-cell>
          <table:table-cell office:value-type="float" office:value="1123.97" calcext:value-type="float">
            <text:p>1123,97</text:p>
          </table:table-cell>
          <table:table-cell office:value-type="float" office:value="25.49" calcext:value-type="float">
            <text:p>25,49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22:27:35.811132782</dc:date>
    <meta:editing-duration>PT6M15S</meta:editing-duration>
    <meta:editing-cycles>2</meta:editing-cycles>
    <meta:generator>LibreOffice/6.4.7.2$Linux_X86_64 LibreOffice_project/40$Build-2</meta:generator>
    <meta:document-statistic meta:table-count="1" meta:cell-count="182" meta:object-count="0"/>
  </office:meta>
</office:document-meta>
</file>